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Sans1" svg:font-family="'Liberation Sans'" style:font-family-generic="swiss"/>
    <style:font-face style:name="Miriam Mono CLM" svg:font-family="'Miriam Mono CLM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f4d29" officeooo:paragraph-rsid="000f4d29"/>
    </style:style>
    <style:style style:name="P2" style:family="paragraph" style:parent-style-name="Standard">
      <style:paragraph-properties fo:text-align="end" style:justify-single-word="false"/>
      <style:text-properties style:font-name="Liberation Sans" fo:font-size="10pt" officeooo:rsid="000f4d29" officeooo:paragraph-rsid="000f4d29" style:font-size-asian="10pt" style:font-size-complex="10pt"/>
    </style:style>
    <style:style style:name="P3" style:family="paragraph" style:parent-style-name="Standard">
      <style:text-properties style:font-name="Liberation Sans" fo:font-weight="bold" officeooo:rsid="00110bae" officeooo:paragraph-rsid="00110bae" style:font-weight-asian="bold" style:font-weight-complex="bold"/>
    </style:style>
    <style:style style:name="P4" style:family="paragraph" style:parent-style-name="Standard">
      <style:text-properties style:font-name="Liberation Sans" officeooo:rsid="00104962" officeooo:paragraph-rsid="00104962"/>
    </style:style>
    <style:style style:name="P5" style:family="paragraph" style:parent-style-name="Standard" style:list-style-name="L2">
      <style:text-properties style:font-name="Liberation Sans" officeooo:rsid="001a712c" officeooo:paragraph-rsid="001a712c"/>
    </style:style>
    <style:style style:name="P6" style:family="paragraph" style:parent-style-name="Standard" style:list-style-name="L2">
      <style:text-properties style:font-name="Liberation Sans" officeooo:rsid="001add2a" officeooo:paragraph-rsid="001add2a"/>
    </style:style>
    <style:style style:name="P7" style:family="paragraph" style:parent-style-name="Standard">
      <style:text-properties style:font-name="Liberation Sans" officeooo:rsid="001ddad4" officeooo:paragraph-rsid="001ddad4"/>
    </style:style>
    <style:style style:name="P8" style:family="paragraph" style:parent-style-name="Standard">
      <style:paragraph-properties fo:text-align="center" style:justify-single-word="false"/>
      <style:text-properties fo:color="#0c4581" style:font-name="Liberation Sans" fo:font-size="16pt" fo:font-weight="bold" officeooo:rsid="000f4d29" officeooo:paragraph-rsid="00104962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c4581" style:font-name="Liberation Sans" fo:font-size="18pt" fo:font-weight="bold" officeooo:rsid="000f4d29" officeooo:paragraph-rsid="00104962" style:font-size-asian="18pt" style:font-weight-asian="bold" style:font-size-complex="18pt" style:font-weight-complex="bold"/>
    </style:style>
    <style:style style:name="P10" style:family="paragraph" style:parent-style-name="Standard">
      <style:text-properties officeooo:paragraph-rsid="00110bae"/>
    </style:style>
    <style:style style:name="P11" style:family="paragraph" style:parent-style-name="Standard">
      <style:text-properties officeooo:paragraph-rsid="0011bb3d"/>
    </style:style>
    <style:style style:name="P12" style:family="paragraph" style:parent-style-name="Standard">
      <style:text-properties officeooo:rsid="0011bb3d" officeooo:paragraph-rsid="0011bb3d"/>
    </style:style>
    <style:style style:name="P13" style:family="paragraph" style:parent-style-name="Standard">
      <style:text-properties fo:font-weight="bold" officeooo:rsid="0011bb3d" officeooo:paragraph-rsid="0011bb3d" style:font-weight-asian="bold" style:font-weight-complex="bold"/>
    </style:style>
    <style:style style:name="P14" style:family="paragraph" style:parent-style-name="Standard" style:list-style-name="L1">
      <style:text-properties officeooo:rsid="00134b78" officeooo:paragraph-rsid="00134b78"/>
    </style:style>
    <style:style style:name="P15" style:family="paragraph" style:parent-style-name="Standard">
      <style:text-properties officeooo:paragraph-rsid="00134b78"/>
    </style:style>
    <style:style style:name="P16" style:family="paragraph" style:parent-style-name="Standard" style:list-style-name="L1">
      <style:text-properties officeooo:rsid="0014beb3" officeooo:paragraph-rsid="0014beb3"/>
    </style:style>
    <style:style style:name="P17" style:family="paragraph" style:parent-style-name="Standard" style:list-style-name="L1">
      <style:text-properties officeooo:rsid="001713c0" officeooo:paragraph-rsid="001713c0"/>
    </style:style>
    <style:style style:name="P18" style:family="paragraph" style:parent-style-name="Standard" style:list-style-name="L1">
      <style:text-properties officeooo:rsid="0018a96b" officeooo:paragraph-rsid="0018a96b"/>
    </style:style>
    <style:style style:name="P19" style:family="paragraph" style:parent-style-name="Standard" style:list-style-name="L2">
      <style:text-properties officeooo:paragraph-rsid="001a712c"/>
    </style:style>
    <style:style style:name="P20" style:family="paragraph" style:parent-style-name="Standard" style:list-style-name="L2">
      <style:text-properties officeooo:paragraph-rsid="001add2a"/>
    </style:style>
    <style:style style:name="P21" style:family="paragraph" style:parent-style-name="Standard" style:list-style-name="L2">
      <style:text-properties officeooo:rsid="001a712c" officeooo:paragraph-rsid="001a712c"/>
    </style:style>
    <style:style style:name="P22" style:family="paragraph" style:parent-style-name="Standard" style:list-style-name="L2">
      <style:text-properties officeooo:rsid="001add2a" officeooo:paragraph-rsid="001add2a"/>
    </style:style>
    <style:style style:name="T1" style:family="text">
      <style:text-properties officeooo:rsid="00104962"/>
    </style:style>
    <style:style style:name="T2" style:family="text">
      <style:text-properties style:font-name="Miriam Mono CLM"/>
    </style:style>
    <style:style style:name="T3" style:family="text">
      <style:text-properties style:font-name="Miriam Mono CLM" officeooo:rsid="00104962"/>
    </style:style>
    <style:style style:name="T4" style:family="text">
      <style:text-properties style:font-name="Miriam Mono CLM" officeooo:rsid="001a4e5c"/>
    </style:style>
    <style:style style:name="T5" style:family="text">
      <style:text-properties style:font-name="Miriam Mono CLM" officeooo:rsid="001a712c"/>
    </style:style>
    <style:style style:name="T6" style:family="text">
      <style:text-properties style:font-name="Miriam Mono CLM" officeooo:rsid="001713c0"/>
    </style:style>
    <style:style style:name="T7" style:family="text">
      <style:text-properties style:font-name="Liberation Sans"/>
    </style:style>
    <style:style style:name="T8" style:family="text">
      <style:text-properties style:font-name="Liberation Sans" officeooo:rsid="00110bae"/>
    </style:style>
    <style:style style:name="T9" style:family="text">
      <style:text-properties style:font-name="Liberation Sans" officeooo:rsid="0011bb3d"/>
    </style:style>
    <style:style style:name="T10" style:family="text">
      <style:text-properties style:font-name="Liberation Sans" officeooo:rsid="00104962"/>
    </style:style>
    <style:style style:name="T11" style:family="text">
      <style:text-properties style:font-name="Liberation Sans" officeooo:rsid="0011dda7"/>
    </style:style>
    <style:style style:name="T12" style:family="text">
      <style:text-properties style:font-name="Liberation Sans" officeooo:rsid="00134b78"/>
    </style:style>
    <style:style style:name="T13" style:family="text">
      <style:text-properties style:font-name="Liberation Sans" officeooo:rsid="0014beb3"/>
    </style:style>
    <style:style style:name="T14" style:family="text">
      <style:text-properties style:font-name="Liberation Sans" style:text-underline-style="solid" style:text-underline-width="auto" style:text-underline-color="font-color"/>
    </style:style>
    <style:style style:name="T15" style:family="text">
      <style:text-properties style:font-name="Liberation Sans" style:text-underline-style="none"/>
    </style:style>
    <style:style style:name="T16" style:family="text">
      <style:text-properties style:font-name="Liberation Sans" officeooo:rsid="001713c0"/>
    </style:style>
    <style:style style:name="T17" style:family="text">
      <style:text-properties style:font-name="Liberation Sans" fo:font-weight="bold" style:font-weight-asian="bold" style:font-weight-complex="bold"/>
    </style:style>
    <style:style style:name="T18" style:family="text">
      <style:text-properties style:font-name="Liberation Sans" officeooo:rsid="0018a96b"/>
    </style:style>
    <style:style style:name="T19" style:family="text">
      <style:text-properties style:font-name="Liberation Sans" officeooo:rsid="001a4e5c"/>
    </style:style>
    <style:style style:name="T20" style:family="text">
      <style:text-properties style:font-name="Liberation Sans" officeooo:rsid="001a712c"/>
    </style:style>
    <style:style style:name="T21" style:family="text">
      <style:text-properties style:font-name="Liberation Sans" officeooo:rsid="001add2a"/>
    </style:style>
    <style:style style:name="T22" style:family="text">
      <style:text-properties style:font-name="Liberation Sans" officeooo:rsid="001ddad4"/>
    </style:style>
    <style:style style:name="T23" style:family="text">
      <style:text-properties style:font-name="Liberation Sans" officeooo:rsid="001fa432"/>
    </style:style>
    <style:style style:name="T24" style:family="text">
      <style:text-properties style:font-name="Liberation Sans1" officeooo:rsid="0011bb3d" style:font-name-asian="Liberation Sans1" style:font-name-complex="Liberation Sans1"/>
    </style:style>
    <style:style style:name="T25" style:family="text">
      <style:text-properties officeooo:rsid="001713c0"/>
    </style:style>
    <style:style style:name="T26" style:family="text">
      <style:text-properties officeooo:rsid="0018a96b"/>
    </style:style>
    <style:style style:name="T27" style:family="text">
      <style:text-properties style:font-name="Liberation Sans"/>
    </style:style>
    <style:style style:name="T28" style:family="text">
      <style:text-properties officeooo:rsid="001ddad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rbera Thomas 845538</text:p>
      <text:p text:style-name="P1"/>
      <text:p text:style-name="P9">GTF validator</text:p>
      <text:p text:style-name="P8"><text:span text:style-name="T1">Documentazione ed </text:span>elenco delle violazioni considerate</text:p>
      <text:p text:style-name="P1"/>
      <text:p text:style-name="P4">Il codice sorgente del progetto è disponibile al seguente repository GitHub:</text:p>
      <text:p text:style-name="P4"><text:a xlink:type="simple" xlink:href="https://github.com/citrangoli/GTF-validator" text:style-name="Internet_20_link" text:visited-style-name="Visited_20_Internet_20_Link">https://github.com/citrangoli/GTF-validator</text:a></text:p>
      <text:p text:style-name="P4"/>
      <text:p text:style-name="P11"><text:span text:style-name="T9">Per poter usare il validatore è necessario eseguire il </text:span><text:span text:style-name="T10">notebook Jupiter “</text:span><text:span text:style-name="T3">GTF validator.ipynb</text:span><text:span text:style-name="T10">” presente sul repository, </text:span><text:span text:style-name="T9">che contiene </text:span><text:span text:style-name="T24">‒</text:span><text:span text:style-name="T9"> in aggiunta al codice </text:span><text:span text:style-name="T24">‒</text:span><text:span text:style-name="T10"> delle sezioni di commento in formato Markdown atte a descrivere </text:span><text:span text:style-name="T9">le funzionalità</text:span><text:span text:style-name="T10"> e spiegare </text:span><text:span text:style-name="T9">alcune</text:span><text:span text:style-name="T10"> scelte implementative.</text:span></text:p>
      <text:p text:style-name="P4"/>
      <text:p text:style-name="P10"><text:span text:style-name="T8">Il </text:span><text:span text:style-name="T9">notebook</text:span><text:span text:style-name="T8"> è stato scritto e testato </text:span><text:span text:style-name="T9">usando l’ambiente</text:span><text:span text:style-name="T8"> Python 3.7.6.</text:span></text:p>
      <text:p text:style-name="P10"><text:span text:style-name="T8"/></text:p>
      <text:p text:style-name="P13"><text:span text:style-name="T8">S</text:span><text:span text:style-name="T7">intassi GTF, </text:span><text:span text:style-name="T11">validazione del file </text:span><text:span text:style-name="T12">e assunzioni</text:span></text:p>
      <text:p text:style-name="P12"><text:span text:style-name="T7">La principale fonte </text:span><text:span text:style-name="T11">per la descrizione di una corretta sintassi GTF è stato il sito </text:span><text:a xlink:type="simple" xlink:href="https://mblab.wustl.edu/GTF22.html" text:style-name="Internet_20_link" text:visited-style-name="Visited_20_Internet_20_Link"><text:span text:style-name="T11">https://mblab.wustl.edu/GTF22.html</text:span></text:a><text:span text:style-name="T11">.</text:span></text:p>
      <text:p text:style-name="P15"><text:span text:style-name="T11">Q</text:span><text:span text:style-name="T12">uesto validatore controlla la correttezza sintattica di un file GTF considerando le seguenti assunzioni:</text:span></text:p>
      <text:list xml:id="list1104692751" text:style-name="L1">
        <text:list-item>
          <text:p text:style-name="P14"><text:span text:style-name="T7">Un file può contenere righe lasciate vuote, in questo caso esse vengono scartate senza costituire un errore.</text:span></text:p>
        </text:list-item>
        <text:list-item>
          <text:p text:style-name="P14"><text:span text:style-name="T7">Un file può contenere commenti. Essi iniziano con il carattere cancelletto ‘#’ e proseguono fino alla fine della riga. Tutto ciò che si trova dopo un # non viene parsato. Solitamente un commento può occupare una riga intera o essere posto dopo il campo </text:span><text:span text:style-name="T2">attributes</text:span><text:span text:style-name="T7"> di un record.</text:span></text:p>
        </text:list-item>
        <text:list-item>
          <text:p text:style-name="P14"><text:span text:style-name="T7">Ogni record valido deve contenere esattamente nove campi </text:span><text:span text:style-name="T13">separati da tabulazioni</text:span><text:span text:style-name="T7">:</text:span></text:p>
          <text:list>
            <text:list-item>
              <text:p text:style-name="P16"><text:span text:style-name="T17">seqname</text:span><text:span text:style-name="T7">: può essere composto da qualsiasi carattere (alfanumerico e di punteggiat</text:span><text:span text:style-name="T15">ura) </text:span><text:span text:style-name="T14">eccetto</text:span><text:span text:style-name="T15"> carat</text:span><text:span text:style-name="T7">teri di spaziatura.</text:span></text:p>
            </text:list-item>
            <text:list-item>
              <text:p text:style-name="P16"><text:span text:style-name="T17">source</text:span><text:span text:style-name="T7">: analogamente al campo precedente, gli unici caratteri non ammessi sono quelli di spaziatura, mentre tutti gli altri sono ritenuti validi.</text:span></text:p>
            </text:list-item>
            <text:list-item>
              <text:p text:style-name="P16"><text:span text:style-name="T17">feature</text:span><text:span text:style-name="T7">: ogni file GTF deve necessariamente contenere almeno un record con le feature </text:span><text:span text:style-name="T2">CDS</text:span><text:span text:style-name="T7">, </text:span><text:span text:style-name="T2">start_codon</text:span><text:span text:style-name="T7"> e </text:span><text:span text:style-name="T2">stop_codon</text:span><text:span text:style-name="T7">. Se una o più di queste feature risulta mancante, vengono segnalati degli errori nel report finale. Le altre feature ammesse e riconosciute (</text:span><text:span text:style-name="T2">5UTR</text:span><text:span text:style-name="T7">, </text:span><text:span text:style-name="T2">3UTR</text:span><text:span text:style-name="T7">, </text:span><text:span text:style-name="T2">inter</text:span><text:span text:style-name="T7">, </text:span><text:span text:style-name="T2">inter_CNS</text:span><text:span text:style-name="T7">, </text:span><text:span text:style-name="T2">intron_CNS</text:span><text:span text:style-name="T7"> e </text:span><text:span text:style-name="T2">exon</text:span><text:span text:style-name="T7">) sono opzionali. </text:span><text:span text:style-name="T16">Ogni altro tipo di feature viene ignorato, ma è comunque ammesso. In questo caso nel report finale viene indicato un warning al posto di una grave violazione.</text:span></text:p>
            </text:list-item>
            <text:list-item>
              <text:p text:style-name="P17"><text:span text:style-name="T17">start</text:span><text:span text:style-name="T7"> e </text:span><text:span text:style-name="T17">end</text:span><text:span text:style-name="T7">: questi due campi possono esclusivamente contenere coordinate rappresentate da valori interi 1-based (0 non è quindi ammesso). Inoltre, il valore start deve essere obbligatoriamente minore o uguale al valore end.</text:span></text:p>
            </text:list-item>
            <text:list-item>
              <text:p text:style-name="P17"><text:span text:style-name="T17">score</text:span><text:span text:style-name="T7">: questo campo può assumere diverse forme: un numero intero (eventualmente negativo), un numero decimale (eventualmente negativo) oppure il campo può essere vuoto (indicato dal carattere punto “.”).</text:span></text:p>
            </text:list-item>
            <text:list-item>
              <text:p text:style-name="P17"><text:span text:style-name="T17">strand</text:span><text:span text:style-name="T7">: questo campo può assumere esclusivamente due valori: “+” e “-”.</text:span></text:p>
            </text:list-item>
            <text:list-item>
              <text:p text:style-name="P17"><text:span text:style-name="T17">frame</text:span><text:span text:style-name="T7">: questo campo deve essere valutato in funzione della feature. Se la feature è </text:span><text:span text:style-name="T2">CDS</text:span><text:span text:style-name="T7">, </text:span><text:span text:style-name="T2">start_codon</text:span><text:span text:style-name="T7"> </text:span><text:span text:style-name="T18">o</text:span><text:span text:style-name="T7"> </text:span><text:span text:style-name="T2">stop_codon</text:span><text:span text:style-name="T7">, </text:span><text:span text:style-name="T18">allora il frame deve essere per forza 0, 1 o 2. Per tutte le altre feature il valore del campo frame deve essere lasciato vuoto (“.”).</text:span></text:p>
            </text:list-item>
            <text:list-item>
              <text:p text:style-name="P18"><text:span text:style-name="T17">attributes</text:span><text:span text:style-name="T7">: il campo attributes </text:span><text:span text:style-name="T19">permette di specificare gli attributi di ogni record con queste condizioni: non c’è un numero massimo di attributi, ma ogni riga </text:span><text:soft-page-break/><text:span text:style-name="T19">deve necessariamente avere gli attributi </text:span><text:span text:style-name="T4">gene_id</text:span><text:span text:style-name="T19"> e </text:span><text:span text:style-name="T4">transcript_id</text:span><text:span text:style-name="T19">. Essi devono essere i primi due attributi presenti anche se il loro valore potrebbe essere vuoto. Tutti gli attributi che seguono i primi due devono comunque essere correttamente formattati, ma verranno poi ignorati ai fini del parsing. L’ordine in cui possono apparire </text:span><text:span text:style-name="T4">gene_id</text:span><text:span text:style-name="T19"> e </text:span><text:span text:style-name="T4">transcript_id</text:span><text:span text:style-name="T19"> tra di loro non è rilevante, quindi è necessario verificare entrambe le opzioni. </text:span><text:span text:style-name="T20">C’è da considerare inoltre la seguente condizione: se la feature del record è “</text:span><text:span text:style-name="T5">inter</text:span><text:span text:style-name="T20">” o “</text:span><text:span text:style-name="T5">inter_CNS</text:span><text:span text:style-name="T20">”, allora il campo </text:span><text:span text:style-name="T5">transcript_id</text:span><text:span text:style-name="T20"> deve essere lasciato vuoto. In caso contrario l'attributo deve avere un valore associato.</text:span></text:p>
            </text:list-item>
          </text:list>
        </text:list-item>
      </text:list>
      <text:p text:style-name="P1"/>
      <text:p text:style-name="P3">Violazioni del formato GTF</text:p>
      <text:p text:style-name="P7">Le violazioni che seguono sono state numerate perché ad ognuna di esse è associato un file nella cartella “Violazioni” nominato con il numero corrispondente. Effettuare la validazione di uno di questi file permette di generare la violazione desiderata.</text:p>
      <text:p text:style-name="P7">Ad esempio, se si prova a validare <text:span text:style-name="T2">08.gtf</text:span>, si ottiene la violazione “campo end non composto da cifre”.</text:p>
      <text:p text:style-name="P7"/>
      <text:p text:style-name="P1">Sono state considerate le seguenti violazioni/<text:span text:style-name="T1">errori</text:span>:</text:p>
      <text:list xml:id="list3178676867" text:style-name="L2">
        <text:list-item>
          <text:p text:style-name="P5"><text:span text:style-name="T28">[00] </text:span>Il file passato come input non esiste (banale)</text:p>
        </text:list-item>
        <text:list-item>
          <text:p text:style-name="P5"><text:span text:style-name="T28">[01] </text:span>Il file passato come input è vuoto (banale)</text:p>
        </text:list-item>
        <text:list-item>
          <text:p text:style-name="P6"><text:span text:style-name="T28">[02] </text:span>Nel file non è presente nessun record con feature obbligatorire (<text:span text:style-name="T6">CDS</text:span><text:span text:style-name="T25">, </text:span><text:span text:style-name="T6">start_codon</text:span><text:span text:style-name="T25"> </text:span><text:span text:style-name="T26">o</text:span><text:span text:style-name="T25"> </text:span><text:span text:style-name="T6">stop_codo</text:span><text:span text:style-name="T2">n</text:span><text:span text:style-name="T7">)</text:span></text:p>
        </text:list-item>
        <text:list-item>
          <text:p text:style-name="P19"><text:span text:style-name="T22">[03] </text:span><text:span text:style-name="T20">Una riga non ha esattamente nove campi separati d</text:span><text:span text:style-name="T23">a</text:span><text:span text:style-name="T20"> tabulazioni</text:span></text:p>
        </text:list-item>
        <text:list-item>
          <text:p text:style-name="P5">Per ogni riga:</text:p>
          <text:list>
            <text:list-item>
              <text:p text:style-name="P5"><text:span text:style-name="T28">[04] </text:span>Il campo seqname contiene caratteri non ammessi (spazi)</text:p>
            </text:list-item>
            <text:list-item>
              <text:p text:style-name="P19"><text:span text:style-name="T22">[05] </text:span><text:span text:style-name="T20">Il campo source contiene caratteri non ammessi (spazi)</text:span></text:p>
            </text:list-item>
            <text:list-item>
              <text:p text:style-name="P21"><text:span text:style-name="T22">[06] </text:span><text:span text:style-name="T7">Il campo feature non appartiene alla lista di nove feature riconosciute (warning)</text:span></text:p>
            </text:list-item>
            <text:list-item>
              <text:p text:style-name="P21"><text:span text:style-name="T22">[07] </text:span><text:span text:style-name="T7">Il campo start non è composto da cifre</text:span></text:p>
            </text:list-item>
            <text:list-item>
              <text:p text:style-name="P19"><text:span text:style-name="T22">[08] </text:span><text:span text:style-name="T20">Il campo end non è composto da cifre</text:span></text:p>
            </text:list-item>
            <text:list-item>
              <text:p text:style-name="P19"><text:span text:style-name="T22">[09] </text:span><text:span text:style-name="T20">Il campo start è inferiore a uno</text:span></text:p>
            </text:list-item>
            <text:list-item>
              <text:p text:style-name="P19"><text:span text:style-name="T22">[10] </text:span><text:span text:style-name="T20">Il campo end è inferiore a uno</text:span></text:p>
            </text:list-item>
            <text:list-item>
              <text:p text:style-name="P22"><text:span text:style-name="T22">[11] </text:span><text:span text:style-name="T20">I</text:span><text:span text:style-name="T7">l campo start è maggiore del campo end</text:span></text:p>
            </text:list-item>
            <text:list-item>
              <text:p text:style-name="P22"><text:span text:style-name="T22">[12] </text:span><text:span text:style-name="T7">Il campo score contiene qualcosa di diverso da un numero intero, da un numero decimale e dal punto “.”</text:span></text:p>
            </text:list-item>
            <text:list-item>
              <text:p text:style-name="P22"><text:span text:style-name="T22">[13] </text:span><text:span text:style-name="T7">Il campo strand non contiene “+” o “-”</text:span></text:p>
            </text:list-item>
            <text:list-item>
              <text:p text:style-name="P6"><text:span text:style-name="T28">[14] </text:span>Il campo frame per un record con feature <text:span text:style-name="T2">CDS</text:span>, <text:span text:style-name="T2">start_codon</text:span> o <text:span text:style-name="T2">stop_codon</text:span> è diverso dai valori 0, 1, 2</text:p>
            </text:list-item>
            <text:list-item>
              <text:p text:style-name="P20"><text:span text:style-name="T22">[15] </text:span><text:span text:style-name="T21">Il campo frame per un record con feature differente dalle tre precedenti è diverso dal punto “.”</text:span></text:p>
            </text:list-item>
            <text:list-item>
              <text:p text:style-name="P22"><text:span text:style-name="T22">[16] </text:span><text:span text:style-name="T21">I</text:span><text:span text:style-name="T7">l campo attributes non contiene gli attributi minimi necessari o contiene informazioni mal formattate (per esempio se gli attributi non vengono separati da esattamente uno spazio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Marathi1" svg:font-family="'Lohit Marathi'"/>
    <style:font-face style:name="Liberation Sans1" svg:font-family="'Liberation Sans'" style:font-family-generic="swiss"/>
    <style:font-face style:name="Miriam Mono CLM" svg:font-family="'Miriam Mono CLM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letter-kerning="true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5-06T15:44:18.825983985</meta:creation-date>
    <dc:title>Tom</dc:title>
    <meta:editing-duration>PT4H40M22S</meta:editing-duration>
    <meta:editing-cycles>9</meta:editing-cycles>
    <meta:generator>LibreOffice/6.4.1.2$Linux_X86_64 LibreOffice_project/40$Build-2</meta:generator>
    <dc:date>2020-11-30T23:30:27.671053487</dc:date>
    <meta:document-statistic meta:table-count="0" meta:image-count="0" meta:object-count="0" meta:page-count="2" meta:paragraph-count="43" meta:word-count="849" meta:character-count="5288" meta:non-whitespace-character-count="4511"/>
    <meta:template xlink:type="simple" xlink:actuate="onRequest" xlink:title="Tom" xlink:href="../../.config/libreoffice/4/user/template/Tom.ott" meta:date="2018-05-06T15:44:15.769219068"/>
  </office:meta>
</office:document-meta>
</file>